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order="non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/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42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44" style:family="table-cell" style:parent-style-name="Default">
      <style:table-cell-properties fo:border-bottom="none" fo:border-left="0.06pt solid #000000" fo:border-right="0.06pt solid #000000" fo:border-top="none"/>
    </style:style>
    <style:style style:name="ce45" style:family="table-cell" style:parent-style-name="Default">
      <style:table-cell-properties style:vertical-align="botto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2" table:default-cell-style-name="ce36"/>
        <table:table-column table:style-name="co2" table:default-cell-style-name="ce39"/>
        <table:table-column table:style-name="co2" table:number-columns-repeated="2" table:default-cell-style-name="Default"/>
        <table:table-column table:style-name="co2" table:default-cell-style-name="ce36"/>
        <table:table-column table:style-name="co2" table:default-cell-style-name="ce44"/>
        <table:table-column table:style-name="co2" table:default-cell-style-name="ce33"/>
        <table:table-column table:style-name="co2" table:number-columns-repeated="3" table:default-cell-style-name="Default"/>
        <table:table-column table:style-name="co2" table:default-cell-style-name="ce39"/>
        <table:table-column table:style-name="co2" table:number-columns-repeated="51" table:default-cell-style-name="Default"/>
        <table:table-row table:style-name="ro1">
          <table:table-cell table:style-name="ce30" office:value-type="string" calcext:value-type="string">
            <text:p>exercise</text:p>
          </table:table-cell>
          <table:table-cell table:style-name="ce30" office:value-type="string" calcext:value-type="string">
            <text:p>upper</text:p>
          </table:table-cell>
          <table:table-cell table:style-name="ce34" office:value-type="string" calcext:value-type="string">
            <text:p>lower</text:p>
          </table:table-cell>
          <table:table-cell table:style-name="ce37" office:value-type="string" calcext:value-type="string">
            <text:p>core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cardio</text:p>
          </table:table-cell>
          <table:table-cell table:style-name="ce41" office:value-type="string" calcext:value-type="string">
            <text:p>mobility</text:p>
          </table:table-cell>
          <table:table-cell table:style-name="ce42" office:value-type="string" calcext:value-type="string">
            <text:p>difficulty</text:p>
          </table:table-cell>
          <table:table-cell table:style-name="ce30" office:value-type="string" calcext:value-type="string">
            <text:p>weights</text:p>
          </table:table-cell>
          <table:table-cell table:style-name="ce34" office:value-type="string" calcext:value-type="string">
            <text:p>bank</text:p>
          </table:table-cell>
          <table:table-cell table:style-name="ce34" office:value-type="string" calcext:value-type="string">
            <text:p>bar</text:p>
          </table:table-cell>
          <table:table-cell table:style-name="ce34" office:value-type="string" calcext:value-type="string">
            <text:p>floor</text:p>
          </table:table-cell>
          <table:table-cell table:style-name="ce37" office:value-type="string" calcext:value-type="string">
            <text:p>outdoor</text:p>
          </table:table-cell>
          <table:table-cell table:style-name="ce34" office:value-type="string" calcext:value-type="string">
            <text:p>stress</text:p>
          </table:table-cell>
          <table:table-cell table:style-name="ce34" office:value-type="string" calcext:value-type="string">
            <text:p>pairwise</text:p>
          </table:table-cell>
          <table:table-cell table:style-name="ce34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34" office:value-type="string" calcext:value-type="string">
            <text:p>instructions</text:p>
          </table:table-cell>
          <table:table-cell table:style-name="ce34" table:number-columns-repeated="46"/>
        </table:table-row>
        <table:table-row table:style-name="ro1">
          <table:table-cell office:value-type="string" calcext:value-type="string">
            <text:p># Lunge + Heel Touch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ide Squat + Torsion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rsion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45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uch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raise your left arm and your righ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idge Walk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back; lift your hips, that you only touch the floor with heels and shoulders; march on your heel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ve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with straight knees on one leg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; you can wether crawl back with your hands towards your legs or with your legs towards your hands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; keep your center sta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; return to starting position; only go as deep as you can keep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own Dog Walk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rt on all fours and go into a concave hold by pushing your glutes upwards; start walking with your feet only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hold then get up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knees lightly bend to avoid a hollow back; hold a weight in fron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ands Up Back Te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 with arms up in the air; raise one leg backwards; move leg back again and tep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Opener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t on your side and bend one leg in; put the equisided hand on the floor behind your back; push your hips outward upwar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Shoulder Pushes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ean on your hands while sitting; push your body forwards into a butterfly pose; move back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; avoid a hollow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dial Leg Raise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the side with legs straight; support your body with your upper leg; raise the low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Box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et momentum and jump on the bench; jump back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Long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jump as far as possible on one leg; turn and jump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squat while holding the other leg; get back up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oulder Pulls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oulder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ang onto a bar; pull your shoulder blades together; relea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houlder Pushes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front support; push your shoulders down; relea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 Hold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rt on all fours on the floor; keep a wide stance as possible; keep your core stable; hol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Calve Pushe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on one leg and push upwards with your calves only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ip Flexor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; put your right hand on your right leg; pull your right leg as high as possible; adjust the resistance with your right hand; move the right leg down again while keeping the knee bend; move the leg back for a full range of motion; set the leg down and repeat on the other leg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Leg Raise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move one leg forward upwards; then to the side; then to the back; then forward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ymmetrical Bird Dog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raise your left arm and your left leg and form a straight line; get the limbs back aga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e Up Marching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rch standing with high knees; lift your toes while march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keep your shoulders down; then push your upper body down and back and your bottom up into a convex hold; move your shoulders forward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ace Down Thumbs Up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stomach; lie your arms in an L form 90° on the floor, with your hands making thumbs up; move your elbows and hands up and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umbbell Rows</text:p>
          </table:table-cell>
          <table:table-cell table:style-name="ce3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end forwards with a straight back and your knees lightly bend; pull the weights up while keeping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each Through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on the floor; take your right arm and reach through the left side; return and open up with reaching the right arm up; repeat with other arm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Hip Thrusts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back and put your heels on a bench; your knees are bend 90 deg; keep you core tight while pushing your hips up; lower the hips agai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rlds Greatest Stretch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right foot and left hand at front; move your right elbow to the right heel; then open to your right side and point with your right arm up; repeat on other side;</text:p>
          </table:table-cell>
          <table:table-cell table:number-columns-repeated="46"/>
        </table:table-row>
        <table:table-row table:style-name="ro1" table:number-rows-repeated="43">
          <table:table-cell/>
          <table:table-cell table:style-name="ce3"/>
          <table:table-cell table:style-name="ce17"/>
          <table:table-cell table:style-name="ce11"/>
          <table:table-cell table:style-name="ce14" table:number-columns-repeated="2"/>
          <table:table-cell table:style-name="ce17"/>
          <table:table-cell table:style-name="ce20"/>
          <table:table-cell table:number-columns-repeated="56"/>
        </table:table-row>
        <table:table-row table:style-name="ro1" table:number-rows-repeated="104844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2:Sheet1.H129">
            <calcext:color-scale>
              <calcext:color-scale-entry calcext:value="0" calcext:type="minimum" calcext:color="#ffffff"/>
              <calcext:color-scale-entry calcext:value="0" calcext:type="maximum" calcext:color="#ffd0b8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8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5T19:24:46.745071607</meta:creation-date>
    <meta:generator>LibreOffice/7.3.7.2$Linux_X86_64 LibreOffice_project/30$Build-2</meta:generator>
    <dc:date>2023-10-05T17:12:47.570406495</dc:date>
    <meta:editing-duration>P56DT11H7M10S</meta:editing-duration>
    <meta:editing-cycles>289</meta:editing-cycles>
    <meta:document-statistic meta:table-count="1" meta:cell-count="986" meta:object-count="0"/>
  </office:meta>
</office:document-meta>
</file>